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92D050"/>
    </style:style>
    <style:style style:name="T3" style:parent-style-name="Policepardéfaut" style:family="text">
      <style:text-properties fo:color="#92D050"/>
    </style:style>
    <style:style style:name="T4" style:parent-style-name="Policepardéfaut" style:family="text">
      <style:text-properties fo:color="#92D050"/>
    </style:style>
    <style:style style:name="P5" style:parent-style-name="Normal" style:family="paragraph">
      <style:text-properties fo:color="#92D050"/>
    </style:style>
    <style:style style:name="P6" style:parent-style-name="Normal" style:family="paragraph">
      <style:text-properties fo:color="#92D050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lanning Prévisionnelle réaliser sous ProjectLibre<text:s/></text:p>
      <text:p text:style-name="P2">/* A noter Jours F rencontré : 1 mai, 8 mai, 10 mai et 21 mai</text:p>
      <text:p text:style-name="Normal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text:span text:style-name="T3">A noter aussi une Journée exceptionnelle 11 mai Dite<text:s/></text:span><text:span text:style-name="T4">Journée du Président */<text:s/></text:span></text:p>
      <text:p text:style-name="P5"/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draw:frame draw:style-name="a3" draw:name="Image 4" text:anchor-type="as-char" svg:x="0in" svg:y="0in" svg:width="6.3in" svg:height="3.937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11T07:18:00Z</meta:creation-date>
    <dc:date>2018-04-11T15:26:00Z</dc:date>
    <meta:template xlink:href="Normal" xlink:type="simple"/>
    <meta:editing-cycles>3</meta:editing-cycles>
    <meta:editing-duration>PT3180S</meta:editing-duration>
    <meta:document-statistic meta:page-count="2" meta:paragraph-count="1" meta:word-count="83" meta:character-count="540" meta:row-count="3" meta:non-whitespace-character-count="458"/>
  </office:meta>
</office:document-meta>
</file>